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1C000046EF00000FC7DEF4B5AD.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start" style:justify-single-word="false"/>
      <style:text-properties fo:color="#3333ff" style:font-name="Century Gothic3" fo:font-size="10pt" officeooo:rsid="004b3bd9" officeooo:paragraph-rsid="004b3bd9" style:font-size-asian="10pt"/>
    </style:style>
    <style:style style:name="P7" style:family="paragraph" style:parent-style-name="Footer">
      <style:paragraph-properties fo:text-align="end" style:justify-single-word="false"/>
      <style:text-properties fo:language="en" fo:country="GB" officeooo:paragraph-rsid="00238f08"/>
    </style:style>
    <style:style style:name="P8"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9" style:family="paragraph" style:parent-style-name="Standard">
      <style:text-properties officeooo:rsid="00238f08" officeooo:paragraph-rsid="00238f08"/>
    </style:style>
    <style:style style:name="P10" style:family="paragraph" style:parent-style-name="Standard">
      <style:text-properties officeooo:rsid="00238f08" officeooo:paragraph-rsid="002525aa"/>
    </style:style>
    <style:style style:name="P11" style:family="paragraph" style:parent-style-name="Standard">
      <style:text-properties officeooo:rsid="0025d13a" officeooo:paragraph-rsid="0025d13a"/>
    </style:style>
    <style:style style:name="P12" style:family="paragraph" style:parent-style-name="Standard">
      <style:text-properties officeooo:rsid="0028ff4b" officeooo:paragraph-rsid="0028ff4b"/>
    </style:style>
    <style:style style:name="P13" style:family="paragraph" style:parent-style-name="Standard">
      <style:text-properties officeooo:rsid="0028ff4b" officeooo:paragraph-rsid="0028a6b1"/>
    </style:style>
    <style:style style:name="P14" style:family="paragraph" style:parent-style-name="Standard">
      <style:text-properties officeooo:rsid="002ac683" officeooo:paragraph-rsid="002ac683"/>
    </style:style>
    <style:style style:name="P15" style:family="paragraph" style:parent-style-name="Standard">
      <style:text-properties officeooo:rsid="002cce99" officeooo:paragraph-rsid="002cce99"/>
    </style:style>
    <style:style style:name="P16" style:family="paragraph" style:parent-style-name="Standard">
      <style:text-properties officeooo:rsid="002cce99" officeooo:paragraph-rsid="002d084f"/>
    </style:style>
    <style:style style:name="P17" style:family="paragraph" style:parent-style-name="Standard">
      <style:text-properties officeooo:rsid="002d084f" officeooo:paragraph-rsid="002d084f"/>
    </style:style>
    <style:style style:name="P18" style:family="paragraph" style:parent-style-name="Standard">
      <style:text-properties officeooo:rsid="002d27bf" officeooo:paragraph-rsid="002d27bf"/>
    </style:style>
    <style:style style:name="P19" style:family="paragraph" style:parent-style-name="Standard">
      <style:text-properties officeooo:paragraph-rsid="002d27bf"/>
    </style:style>
    <style:style style:name="P20" style:family="paragraph" style:parent-style-name="Standard">
      <style:text-properties officeooo:rsid="002de364" officeooo:paragraph-rsid="002de364"/>
    </style:style>
    <style:style style:name="P21" style:family="paragraph" style:parent-style-name="Standard">
      <style:text-properties officeooo:rsid="002fcdcc" officeooo:paragraph-rsid="002fcdcc"/>
    </style:style>
    <style:style style:name="P22" style:family="paragraph" style:parent-style-name="Standard">
      <style:text-properties officeooo:rsid="00310ce9" officeooo:paragraph-rsid="00310ce9"/>
    </style:style>
    <style:style style:name="P23" style:family="paragraph" style:parent-style-name="Standard">
      <style:text-properties officeooo:rsid="0032a737" officeooo:paragraph-rsid="0032a737"/>
    </style:style>
    <style:style style:name="P24" style:family="paragraph" style:parent-style-name="Standard">
      <style:text-properties officeooo:rsid="0034a212" officeooo:paragraph-rsid="0034a212"/>
    </style:style>
    <style:style style:name="P25" style:family="paragraph" style:parent-style-name="Standard">
      <style:text-properties officeooo:rsid="003681d7" officeooo:paragraph-rsid="003681d7"/>
    </style:style>
    <style:style style:name="P26" style:family="paragraph" style:parent-style-name="Standard">
      <style:text-properties officeooo:rsid="003681d7" officeooo:paragraph-rsid="00385645"/>
    </style:style>
    <style:style style:name="P27" style:family="paragraph" style:parent-style-name="Standard">
      <style:text-properties officeooo:paragraph-rsid="003681d7"/>
    </style:style>
    <style:style style:name="P28" style:family="paragraph" style:parent-style-name="Standard">
      <style:text-properties officeooo:rsid="00385645" officeooo:paragraph-rsid="00385645"/>
    </style:style>
    <style:style style:name="P29" style:family="paragraph" style:parent-style-name="Standard">
      <style:text-properties officeooo:rsid="00393c67" officeooo:paragraph-rsid="00393c67"/>
    </style:style>
    <style:style style:name="P30" style:family="paragraph" style:parent-style-name="Standard">
      <style:text-properties fo:language="en" fo:country="GB" officeooo:rsid="00238f08" officeooo:paragraph-rsid="002525aa"/>
    </style:style>
    <style:style style:name="P31" style:family="paragraph" style:parent-style-name="Standard">
      <style:text-properties fo:language="en" fo:country="GB" officeooo:rsid="002525aa" officeooo:paragraph-rsid="002525aa"/>
    </style:style>
    <style:style style:name="P32" style:family="paragraph" style:parent-style-name="Standard">
      <style:text-properties fo:language="en" fo:country="GB" officeooo:rsid="0025d13a" officeooo:paragraph-rsid="0025d13a"/>
    </style:style>
    <style:style style:name="P33" style:family="paragraph" style:parent-style-name="Standard">
      <style:text-properties fo:color="#646464" style:font-name="Monospace" fo:font-size="10pt" officeooo:paragraph-rsid="002d27bf" style:font-size-asian="10pt"/>
    </style:style>
    <style:style style:name="P34" style:family="paragraph" style:parent-style-name="Standard">
      <style:text-properties fo:color="#646464" style:font-name="Monospace" fo:font-size="10pt" officeooo:rsid="00385645" officeooo:paragraph-rsid="00385645" style:font-size-asian="10pt"/>
    </style:style>
    <style:style style:name="P35" style:family="paragraph" style:parent-style-name="Standard">
      <style:text-properties fo:color="#3f7f5f" style:font-name="Monospace" fo:font-size="10pt" style:font-size-asian="10pt"/>
    </style:style>
    <style:style style:name="P36" style:family="paragraph" style:parent-style-name="Standard">
      <style:text-properties fo:color="#3f7f5f" style:font-name="Monospace" fo:font-size="10pt" officeooo:rsid="00385645" officeooo:paragraph-rsid="00385645" style:font-size-asian="10pt"/>
    </style:style>
    <style:style style:name="P37" style:family="paragraph" style:parent-style-name="Standard">
      <style:text-properties officeooo:rsid="003a928d" officeooo:paragraph-rsid="003a928d"/>
    </style:style>
    <style:style style:name="P38" style:family="paragraph" style:parent-style-name="Standard">
      <style:text-properties officeooo:rsid="003c478c" officeooo:paragraph-rsid="003e0f83"/>
    </style:style>
    <style:style style:name="P39" style:family="paragraph" style:parent-style-name="Standard">
      <style:text-properties officeooo:rsid="003e0f83" officeooo:paragraph-rsid="003e0f83"/>
    </style:style>
    <style:style style:name="P40" style:family="paragraph" style:parent-style-name="Standard">
      <style:text-properties officeooo:rsid="003fe338" officeooo:paragraph-rsid="003fe338"/>
    </style:style>
    <style:style style:name="P41" style:family="paragraph" style:parent-style-name="Standard">
      <style:text-properties officeooo:rsid="0040cf0c" officeooo:paragraph-rsid="0040cf0c"/>
    </style:style>
    <style:style style:name="P42" style:family="paragraph" style:parent-style-name="Standard">
      <style:text-properties officeooo:rsid="0041419f" officeooo:paragraph-rsid="0041419f"/>
    </style:style>
    <style:style style:name="P43" style:family="paragraph" style:parent-style-name="Standard">
      <style:text-properties officeooo:rsid="0042ddd6" officeooo:paragraph-rsid="0042ddd6"/>
    </style:style>
    <style:style style:name="P44" style:family="paragraph" style:parent-style-name="Standard">
      <style:text-properties officeooo:rsid="004744d4" officeooo:paragraph-rsid="004744d4"/>
    </style:style>
    <style:style style:name="P45" style:family="paragraph" style:parent-style-name="Standard">
      <style:text-properties officeooo:rsid="002ade55" officeooo:paragraph-rsid="002ade55"/>
    </style:style>
    <style:style style:name="P46" style:family="paragraph" style:parent-style-name="Standard">
      <style:text-properties officeooo:rsid="0047addb" officeooo:paragraph-rsid="0047addb"/>
    </style:style>
    <style:style style:name="P47" style:family="paragraph" style:parent-style-name="Standard">
      <style:text-properties officeooo:rsid="004b67bc" officeooo:paragraph-rsid="004b67bc"/>
    </style:style>
    <style:style style:name="P48" style:family="paragraph" style:parent-style-name="Standard">
      <style:text-properties officeooo:rsid="004cc1cd" officeooo:paragraph-rsid="004cc1cd"/>
    </style:style>
    <style:style style:name="P49" style:family="paragraph" style:parent-style-name="Standard">
      <style:paragraph-properties fo:margin-left="0in" fo:margin-right="0in" fo:text-align="start" style:justify-single-word="false" fo:text-indent="0in" style:auto-text-indent="false"/>
    </style:style>
    <style:style style:name="P50" style:family="paragraph" style:parent-style-name="Standard">
      <style:paragraph-properties fo:margin-left="0in" fo:margin-right="0in" fo:text-align="start" style:justify-single-word="false" fo:text-indent="0in" style:auto-text-indent="false"/>
      <style:text-properties officeooo:paragraph-rsid="002d27bf"/>
    </style:style>
    <style:style style:name="P51" style:family="paragraph" style:parent-style-name="Standard">
      <style:paragraph-properties fo:margin-left="0in" fo:margin-right="0in" fo:text-align="start" style:justify-single-word="false" fo:text-indent="0in" style:auto-text-indent="false"/>
      <style:text-properties officeooo:paragraph-rsid="00310ce9"/>
    </style:style>
    <style:style style:name="P5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54"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55"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56" style:family="paragraph" style:parent-style-name="Standard">
      <style:paragraph-properties fo:margin-left="0in" fo:margin-right="0in" fo:text-indent="0in" style:auto-text-indent="false"/>
      <style:text-properties officeooo:rsid="0041419f" officeooo:paragraph-rsid="0041419f"/>
    </style:style>
    <style:style style:name="P57" style:family="paragraph" style:parent-style-name="Standard">
      <style:paragraph-properties fo:margin-left="0in" fo:margin-right="0in" fo:text-indent="0in" style:auto-text-indent="false"/>
      <style:text-properties officeooo:rsid="0042ddd6" officeooo:paragraph-rsid="0042ddd6"/>
    </style:style>
    <style:style style:name="P58" style:family="paragraph" style:parent-style-name="Fixed">
      <style:text-properties officeooo:rsid="00310ce9" officeooo:paragraph-rsid="00310ce9"/>
    </style:style>
    <style:style style:name="P59" style:family="paragraph" style:parent-style-name="Standard" style:list-style-name="L1">
      <style:text-properties fo:language="en" fo:country="GB" officeooo:rsid="002525aa" officeooo:paragraph-rsid="002525aa"/>
    </style:style>
    <style:style style:name="P60" style:family="paragraph" style:parent-style-name="Standard" style:list-style-name="L1">
      <style:text-properties fo:language="en" fo:country="GB" officeooo:rsid="0025d13a" officeooo:paragraph-rsid="0025d13a"/>
    </style:style>
    <style:style style:name="P61" style:family="paragraph" style:parent-style-name="Standard" style:list-style-name="L3">
      <style:text-properties fo:language="en" fo:country="GB" officeooo:rsid="0028a6b1" officeooo:paragraph-rsid="0028a6b1"/>
    </style:style>
    <style:style style:name="P62" style:family="paragraph" style:parent-style-name="Standard" style:list-style-name="L2">
      <style:text-properties officeooo:rsid="0025d13a" officeooo:paragraph-rsid="0025d13a"/>
    </style:style>
    <style:style style:name="P63" style:family="paragraph" style:parent-style-name="Standard" style:list-style-name="L4">
      <style:text-properties officeooo:rsid="0028ff4b" officeooo:paragraph-rsid="0028ff4b"/>
    </style:style>
    <style:style style:name="P64" style:family="paragraph" style:parent-style-name="Standard" style:list-style-name="L5">
      <style:text-properties officeooo:rsid="002ade55" officeooo:paragraph-rsid="002ade55"/>
    </style:style>
    <style:style style:name="P65" style:family="paragraph" style:parent-style-name="Standard" style:list-style-name="L6">
      <style:text-properties officeooo:rsid="0047addb" officeooo:paragraph-rsid="0047addb"/>
    </style:style>
    <style:style style:name="P66" style:family="paragraph" style:parent-style-name="Standard" style:list-style-name="L7">
      <style:text-properties officeooo:rsid="002cce99" officeooo:paragraph-rsid="002cce99"/>
    </style:style>
    <style:style style:name="P67" style:family="paragraph" style:parent-style-name="Standard" style:list-style-name="L8">
      <style:text-properties officeooo:rsid="002d084f" officeooo:paragraph-rsid="002d084f"/>
    </style:style>
    <style:style style:name="P68" style:family="paragraph" style:parent-style-name="Standard" style:list-style-name="L9">
      <style:text-properties officeooo:rsid="0032a737" officeooo:paragraph-rsid="0032a737"/>
    </style:style>
    <style:style style:name="P69" style:family="paragraph" style:parent-style-name="Standard" style:list-style-name="L10">
      <style:text-properties officeooo:rsid="0034a212" officeooo:paragraph-rsid="0034a212"/>
    </style:style>
    <style:style style:name="P70" style:family="paragraph" style:parent-style-name="Standard" style:list-style-name="L11">
      <style:text-properties officeooo:rsid="00310ce9" officeooo:paragraph-rsid="00310ce9"/>
    </style:style>
    <style:style style:name="P71" style:family="paragraph" style:parent-style-name="Standard" style:list-style-name="L12">
      <style:text-properties officeooo:rsid="003681d7" officeooo:paragraph-rsid="003681d7"/>
    </style:style>
    <style:style style:name="P72" style:family="paragraph" style:parent-style-name="Standard" style:list-style-name="L13">
      <style:text-properties officeooo:paragraph-rsid="004cc1cd"/>
    </style:style>
    <style:style style:name="P73" style:family="paragraph" style:parent-style-name="Standard" style:list-style-name="L13">
      <style:text-properties officeooo:rsid="004cc1cd" officeooo:paragraph-rsid="004cc1cd"/>
    </style:style>
    <style:style style:name="P74" style:family="paragraph" style:parent-style-name="Standard" style:list-style-name="L14">
      <style:text-properties officeooo:rsid="003fe338" officeooo:paragraph-rsid="003fe338"/>
    </style:style>
    <style:style style:name="P75" style:family="paragraph" style:parent-style-name="Standard" style:list-style-name="L14">
      <style:text-properties officeooo:rsid="0040cf0c" officeooo:paragraph-rsid="0040cf0c"/>
    </style:style>
    <style:style style:name="P76" style:family="paragraph" style:parent-style-name="Standard" style:list-style-name="L15">
      <style:text-properties officeooo:rsid="0041419f" officeooo:paragraph-rsid="0041419f"/>
    </style:style>
    <style:style style:name="P77" style:family="paragraph" style:parent-style-name="Standard" style:list-style-name="L16">
      <style:text-properties officeooo:rsid="0042ddd6" officeooo:paragraph-rsid="0042ddd6"/>
    </style:style>
    <style:style style:name="P78" style:family="paragraph" style:parent-style-name="Standard">
      <style:text-properties officeooo:rsid="00385645" officeooo:paragraph-rsid="00385645"/>
    </style:style>
    <style:style style:name="P79" style:family="paragraph" style:parent-style-name="Standard">
      <style:text-properties officeooo:rsid="004e27ae" officeooo:paragraph-rsid="004e27ae"/>
    </style:style>
    <style:style style:name="P80" style:family="paragraph" style:parent-style-name="Standard" style:list-style-name="L9">
      <style:paragraph-properties fo:margin-left="1in" fo:margin-right="0in" fo:text-indent="-0.25in" style:auto-text-indent="false"/>
      <style:text-properties officeooo:rsid="0032a737" officeooo:paragraph-rsid="0032a737"/>
    </style:style>
    <style:style style:name="P81" style:family="paragraph" style:parent-style-name="Standard" style:list-style-name="L10">
      <style:paragraph-properties fo:margin-left="1in" fo:margin-right="0in" fo:text-indent="-0.25in" style:auto-text-indent="false"/>
      <style:text-properties officeooo:rsid="0034a212" officeooo:paragraph-rsid="0034a212"/>
    </style:style>
    <style:style style:name="P82" style:family="paragraph" style:parent-style-name="Standard" style:list-style-name="L15">
      <style:paragraph-properties fo:margin-left="1in" fo:margin-right="0in" fo:text-indent="-0.25in" style:auto-text-indent="false"/>
      <style:text-properties officeooo:rsid="0041419f" officeooo:paragraph-rsid="0041419f"/>
    </style:style>
    <style:style style:name="P83" style:family="paragraph" style:parent-style-name="Standard" style:list-style-name="L10">
      <style:paragraph-properties fo:margin-left="0.5in" fo:margin-right="0in" fo:text-indent="-0.25in" style:auto-text-indent="false"/>
      <style:text-properties officeooo:rsid="0034a212" officeooo:paragraph-rsid="0034a212"/>
    </style:style>
    <style:style style:name="P84" style:family="paragraph" style:parent-style-name="Standard" style:list-style-name="L15">
      <style:paragraph-properties fo:margin-left="0.5in" fo:margin-right="0in" fo:text-indent="-0.25in" style:auto-text-indent="false"/>
      <style:text-properties officeooo:rsid="0041419f" officeooo:paragraph-rsid="0041419f"/>
    </style:style>
    <style:style style:name="P85" style:family="paragraph" style:parent-style-name="Heading_20_2">
      <style:text-properties fo:language="en" fo:country="GB" officeooo:rsid="002275be" officeooo:paragraph-rsid="002275be"/>
    </style:style>
    <style:style style:name="P86" style:family="paragraph" style:parent-style-name="Heading_20_2">
      <style:text-properties officeooo:rsid="0025d13a" officeooo:paragraph-rsid="0025d13a"/>
    </style:style>
    <style:style style:name="P87" style:family="paragraph" style:parent-style-name="Heading_20_2">
      <style:text-properties officeooo:rsid="0028a6b1" officeooo:paragraph-rsid="0028a6b1"/>
    </style:style>
    <style:style style:name="P88" style:family="paragraph" style:parent-style-name="Heading_20_2">
      <style:text-properties officeooo:rsid="0028ff4b" officeooo:paragraph-rsid="0028ff4b"/>
    </style:style>
    <style:style style:name="P89" style:family="paragraph" style:parent-style-name="Heading_20_2">
      <style:text-properties officeooo:rsid="002cce99" officeooo:paragraph-rsid="002cce99"/>
    </style:style>
    <style:style style:name="P90" style:family="paragraph" style:parent-style-name="Heading_20_2">
      <style:text-properties officeooo:rsid="002d084f" officeooo:paragraph-rsid="002d084f"/>
    </style:style>
    <style:style style:name="P91" style:family="paragraph" style:parent-style-name="Heading_20_2">
      <style:text-properties officeooo:rsid="002d27bf" officeooo:paragraph-rsid="002d27bf"/>
    </style:style>
    <style:style style:name="P92" style:family="paragraph" style:parent-style-name="Heading_20_2">
      <style:text-properties officeooo:rsid="00385645" officeooo:paragraph-rsid="00385645"/>
    </style:style>
    <style:style style:name="P93" style:family="paragraph" style:parent-style-name="Heading_20_2">
      <style:text-properties officeooo:rsid="004cc1cd" officeooo:paragraph-rsid="004cc1cd"/>
    </style:style>
    <style:style style:name="P94" style:family="paragraph" style:parent-style-name="Heading_20_2">
      <style:text-properties officeooo:rsid="003c478c" officeooo:paragraph-rsid="003c478c"/>
    </style:style>
    <style:style style:name="P95" style:family="paragraph" style:parent-style-name="Heading_20_2">
      <style:text-properties officeooo:rsid="003fe338" officeooo:paragraph-rsid="003fe338"/>
    </style:style>
    <style:style style:name="P96" style:family="paragraph" style:parent-style-name="Heading_20_1">
      <style:text-properties fo:language="en" fo:country="GB"/>
    </style:style>
    <style:style style:name="P97" style:family="paragraph" style:parent-style-name="Heading_20_1">
      <style:text-properties fo:language="en" fo:country="GB" officeooo:rsid="0027b275" officeooo:paragraph-rsid="0027b275"/>
    </style:style>
    <style:style style:name="P98" style:family="paragraph" style:parent-style-name="Heading_20_1">
      <style:text-properties officeooo:rsid="002cce99" officeooo:paragraph-rsid="002cce99"/>
    </style:style>
    <style:style style:name="P99" style:family="paragraph" style:parent-style-name="Heading_20_1">
      <style:text-properties officeooo:rsid="003681d7" officeooo:paragraph-rsid="003681d7"/>
    </style:style>
    <style:style style:name="P100" style:family="paragraph" style:parent-style-name="Heading_20_3">
      <style:text-properties officeooo:rsid="00310ce9" officeooo:paragraph-rsid="00310ce9"/>
    </style:style>
    <style:style style:name="P101" style:family="paragraph" style:parent-style-name="Heading_20_3">
      <style:text-properties officeooo:rsid="004b67bc" officeooo:paragraph-rsid="004b67bc"/>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style:font-name="Arial1"/>
    </style:style>
    <style:style style:name="T6" style:family="text">
      <style:text-properties fo:language="en" fo:country="GB"/>
    </style:style>
    <style:style style:name="T7" style:family="text">
      <style:text-properties fo:language="en" fo:country="GB" officeooo:rsid="002275be"/>
    </style:style>
    <style:style style:name="T8" style:family="text">
      <style:text-properties fo:language="en" fo:country="GB" officeooo:rsid="002525aa"/>
    </style:style>
    <style:style style:name="T9" style:family="text">
      <style:text-properties fo:language="en" fo:country="GB" officeooo:rsid="0027b275"/>
    </style:style>
    <style:style style:name="T10" style:family="text">
      <style:text-properties officeooo:rsid="002ade55"/>
    </style:style>
    <style:style style:name="T11" style:family="text">
      <style:text-properties fo:font-style="italic" style:font-style-asian="italic" style:font-style-complex="italic"/>
    </style:style>
    <style:style style:name="T12" style:family="text">
      <style:text-properties fo:font-style="italic" officeooo:rsid="004e27ae" style:font-style-asian="italic" style:font-style-complex="italic"/>
    </style:style>
    <style:style style:name="T13" style:family="text">
      <style:text-properties fo:font-style="italic" officeooo:rsid="004cc1cd" style:font-style-asian="italic" style:font-style-complex="italic"/>
    </style:style>
    <style:style style:name="T14" style:family="text">
      <style:text-properties officeooo:rsid="002d084f"/>
    </style:style>
    <style:style style:name="T15" style:family="text">
      <style:text-properties officeooo:rsid="002d27bf"/>
    </style:style>
    <style:style style:name="T16" style:family="text">
      <style:text-properties fo:color="#646464" style:font-name="Monospace" fo:font-size="10pt" style:font-size-asian="10pt"/>
    </style:style>
    <style:style style:name="T17" style:family="text">
      <style:text-properties fo:color="#7f0055" style:font-name="Monospace" fo:font-size="10pt" fo:font-weight="bold" style:font-size-asian="10pt" style:font-weight-asian="bold"/>
    </style:style>
    <style:style style:name="T18" style:family="text">
      <style:text-properties fo:color="#000000" style:font-name="Monospace" fo:font-size="10pt" style:font-size-asian="10pt"/>
    </style:style>
    <style:style style:name="T19" style:family="text">
      <style:text-properties fo:color="#000000" style:font-name="Monospace" fo:font-size="10pt" officeooo:rsid="00385645" style:font-size-asian="10pt"/>
    </style:style>
    <style:style style:name="T20" style:family="text">
      <style:text-properties fo:color="#000000" style:font-name="Monospace" fo:font-size="10pt" officeooo:rsid="00393c67" style:font-size-asian="10pt"/>
    </style:style>
    <style:style style:name="T21" style:family="text">
      <style:text-properties fo:color="#000000" style:font-name="Monospace" fo:font-size="10pt" fo:font-weight="bold" style:font-size-asian="10pt" style:font-weight-asian="bold"/>
    </style:style>
    <style:style style:name="T22" style:family="text">
      <style:text-properties fo:color="#0000c0" style:font-name="Monospace" fo:font-size="10pt" style:font-size-asian="10pt"/>
    </style:style>
    <style:style style:name="T23" style:family="text">
      <style:text-properties fo:color="#2a00ff" style:font-name="Monospace" fo:font-size="10pt" style:font-size-asian="10pt"/>
    </style:style>
    <style:style style:name="T24" style:family="text">
      <style:text-properties fo:color="#2a00ff" style:font-name="Monospace" fo:font-size="10pt" officeooo:rsid="0034a212" style:font-size-asian="10pt"/>
    </style:style>
    <style:style style:name="T25" style:family="text">
      <style:text-properties fo:color="#2a00ff" style:font-name="Monospace" fo:font-size="10pt" officeooo:rsid="00385645" style:font-size-asian="10pt"/>
    </style:style>
    <style:style style:name="T26" style:family="text">
      <style:text-properties fo:color="#2a00ff" style:font-name="Monospace" fo:font-size="10pt" officeooo:rsid="00393c67" style:font-size-asian="10pt"/>
    </style:style>
    <style:style style:name="T27" style:family="text">
      <style:text-properties fo:color="#2a00ff" style:font-name="Monospace" fo:font-size="10pt" fo:font-style="italic" style:font-size-asian="10pt" style:font-style-asian="italic"/>
    </style:style>
    <style:style style:name="T28" style:family="text">
      <style:text-properties fo:color="#2a00ff" style:font-name="Monospace" fo:font-size="10pt" style:text-underline-style="solid" style:text-underline-width="auto" style:text-underline-color="font-color" style:font-size-asian="10pt"/>
    </style:style>
    <style:style style:name="T29" style:family="text">
      <style:text-properties fo:color="#2a00ff" style:font-name="Monospace" fo:font-size="10pt" style:text-underline-style="solid" style:text-underline-width="auto" style:text-underline-color="font-color" officeooo:rsid="0034a212" style:font-size-asian="10pt"/>
    </style:style>
    <style:style style:name="T30" style:family="text">
      <style:text-properties fo:color="#6a3e3e" style:font-name="Monospace" fo:font-size="10pt" style:font-size-asian="10pt"/>
    </style:style>
    <style:style style:name="T31" style:family="text">
      <style:text-properties officeooo:rsid="002fcdcc"/>
    </style:style>
    <style:style style:name="T32" style:family="text">
      <style:text-properties officeooo:rsid="00310ce9"/>
    </style:style>
    <style:style style:name="T33" style:family="text">
      <style:text-properties style:text-underline-style="solid" style:text-underline-width="auto" style:text-underline-color="font-color"/>
    </style:style>
    <style:style style:name="T34" style:family="text">
      <style:text-properties fo:color="#008080" style:font-name="Monospace" fo:font-size="10pt" style:font-size-asian="10pt"/>
    </style:style>
    <style:style style:name="T35" style:family="text">
      <style:text-properties fo:color="#3f7f7f" style:font-name="Monospace" fo:font-size="10pt" style:font-size-asian="10pt"/>
    </style:style>
    <style:style style:name="T36" style:family="text">
      <style:text-properties style:font-name="Monospace" fo:font-size="10pt" style:font-size-asian="10pt"/>
    </style:style>
    <style:style style:name="T37" style:family="text">
      <style:text-properties fo:color="#7f007f" style:font-name="Monospace" fo:font-size="10pt" style:font-size-asian="10pt"/>
    </style:style>
    <style:style style:name="T38" style:family="text">
      <style:text-properties fo:color="#3c3c3c" style:font-name="Monospace" fo:font-size="10pt" style:font-size-asian="10pt"/>
    </style:style>
    <style:style style:name="T39" style:family="text">
      <style:text-properties fo:color="#3c3c3c" style:font-name="Monospace" fo:font-size="10pt" officeooo:rsid="0046a8b5" style:font-size-asian="10pt"/>
    </style:style>
    <style:style style:name="T40" style:family="text">
      <style:text-properties fo:color="#3c3c3c" style:font-name="Monospace" fo:font-size="10pt" officeooo:rsid="004cc1cd" style:font-size-asian="10pt"/>
    </style:style>
    <style:style style:name="T41" style:family="text">
      <style:text-properties fo:color="#3c3c3c" style:font-name="Monospace" fo:font-size="10pt" style:text-underline-style="solid" style:text-underline-width="auto" style:text-underline-color="font-color" style:font-size-asian="10pt"/>
    </style:style>
    <style:style style:name="T42" style:family="text">
      <style:text-properties officeooo:rsid="0034a212"/>
    </style:style>
    <style:style style:name="T43" style:family="text">
      <style:text-properties fo:color="#3f7f5f" style:font-name="Monospace" fo:font-size="10pt" style:font-size-asian="10pt"/>
    </style:style>
    <style:style style:name="T44" style:family="text">
      <style:text-properties fo:color="#3f7f5f" style:font-name="Monospace" fo:font-size="10pt" officeooo:rsid="00385645" style:font-size-asian="10pt"/>
    </style:style>
    <style:style style:name="T45" style:family="text">
      <style:text-properties fo:color="#3f7f5f" style:font-name="Monospace" fo:font-size="10pt" style:text-underline-style="solid" style:text-underline-width="auto" style:text-underline-color="font-color" style:font-size-asian="10pt"/>
    </style:style>
    <style:style style:name="T46" style:family="text">
      <style:text-properties officeooo:rsid="00385645"/>
    </style:style>
    <style:style style:name="T47" style:family="text">
      <style:text-properties fo:color="#800000" style:font-name="Monospace" fo:font-size="10pt" style:font-size-asian="10pt"/>
    </style:style>
    <style:style style:name="T48" style:family="text">
      <style:text-properties fo:font-weight="bold" style:font-weight-asian="bold" style:font-weight-complex="bold"/>
    </style:style>
    <style:style style:name="T49" style:family="text">
      <style:text-properties officeooo:rsid="003c478c"/>
    </style:style>
    <style:style style:name="T50" style:family="text">
      <style:text-properties officeooo:rsid="003e0f83"/>
    </style:style>
    <style:style style:name="T51" style:family="text">
      <style:text-properties officeooo:rsid="003fe338"/>
    </style:style>
    <style:style style:name="T52" style:family="text">
      <style:text-properties officeooo:rsid="0040cf0c"/>
    </style:style>
    <style:style style:name="T53" style:family="text">
      <style:text-properties style:font-name="Courier New1"/>
    </style:style>
    <style:style style:name="T54" style:family="text">
      <style:text-properties officeooo:rsid="0044d1f4"/>
    </style:style>
    <style:style style:name="T55" style:family="text">
      <style:text-properties officeooo:rsid="0047addb"/>
    </style:style>
    <style:style style:name="T56" style:family="text">
      <style:text-properties officeooo:rsid="004b67bc"/>
    </style:style>
    <style:style style:name="T57" style:family="text">
      <style:text-properties officeooo:rsid="004cc1cd"/>
    </style:style>
    <style:style style:name="T58" style:family="text">
      <style:text-properties officeooo:rsid="004e27ae"/>
    </style:style>
    <style:style style:name="T59" style:family="text">
      <style:text-properties officeooo:rsid="004edb9c"/>
    </style:style>
    <style:style style:name="fr1" style:family="graphic" style:parent-style-name="Graphics">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Introduction</text:h>
      <text:h text:style-name="P85" text:outline-level="2">Rationale</text:h>
      <text:p text:style-name="P9"><text:span text:style-name="T7">J</text:span><text:span text:style-name="T6">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9"/>
      <text:p text:style-name="P30">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10"><text:span text:style-name="T8">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6"> </text:span><text:a xlink:type="simple" xlink:href="http://karaf.apache.org/">Apache Karaf </text:a><text:span text:style-name="T6">project </text:span><text:span text:style-name="T8">tries to handle/solve this for you, but its scope is much broader than the JEE standards.</text:span></text:p>
      <text:h text:style-name="P86" text:outline-level="2">Purpose</text:h>
      <text:p text:style-name="P31">The purpose of the JEE extender is limited, but as a result relatively simple:</text:p>
      <text:list xml:id="list2558931777700430129" text:style-name="L1">
        <text:list-item>
          <text:p text:style-name="P59">It focuses on JEE7 standards only.</text:p>
        </text:list-item>
        <text:list-item>
          <text:p text:style-name="P59">It only uses OSGi services to couple various standards together. </text:p>
        </text:list-item>
        <text:list-item>
          <text:p text:style-name="P59">It does not introduce additional interfaces for the user.</text:p>
        </text:list-item>
        <text:list-item>
          <text:p text:style-name="P60">It discourages/disables JEE techniques that are possible harmful or may lead to unclear results in OSGi environments.</text:p>
        </text:list-item>
      </text:list>
      <text:p text:style-name="P11"/>
      <text:p text:style-name="P32">It brings the following JEE7 standards together on a standard OSGi framework:</text:p>
      <text:list xml:id="list6442191670786382730" text:style-name="L2">
        <text:list-item>
          <text:p text:style-name="P62"><text:span text:style-name="T6">JPA 2.1. Via a bridge to a standard JEE </text:span><text:a xlink:type="simple" xlink:href="http://docs.oracle.com/javaee/7/api/javax/persistence/spi/PersistenceProvider.html">persistence provider</text:a><text:span text:style-name="T6"> implementation exported as service. An example for </text:span><text:a xlink:type="simple" xlink:href="http://eclipse.org/eclipselink/">eclipselink</text:a><text:span text:style-name="T6"> is provided.</text:span></text:p>
        </text:list-item>
        <text:list-item>
          <text:p text:style-name="P62"><text:span text:style-name="T6">JTA 1.1. Using an external or own implementation of a JEE </text:span><text:a xlink:type="simple" xlink:href="http://docs.oracle.com/javaee/7/api/javax/transaction/TransactionManager.html">transaction manager</text:a><text:span text:style-name="T6">.</text:span></text:p>
        </text:list-item>
        <text:list-item>
          <text:p text:style-name="P62"><text:span text:style-name="T6">CDI 1.2. Using an OSGi bridge to the </text:span><text:a xlink:type="simple" xlink:href="http://weld.cdi-spec.org/">Weld</text:a><text:span text:style-name="T6"> CDI reference implementation that allows importing and exporting OSGi services via CDI-enabled bundles.</text:span></text:p>
        </text:list-item>
        <text:list-item>
          <text:p text:style-name="P62"><text:span text:style-name="T6">JSF 2.2. </text:span><text:span text:style-name="T9">Currently u</text:span><text:span text:style-name="T6">sing </text:span><text:a xlink:type="simple" xlink:href="https://ops4j1.jira.com/wiki/display/paxweb/Pax+Web">Pax-Web</text:a><text:span text:style-name="T6"> </text:span><text:span text:style-name="T9">and the </text:span><text:a xlink:type="simple" xlink:href="https://javaserverfaces.java.net/">Mojarra</text:a><text:span text:style-name="T9"> JSF reference implementation and tested with </text:span><text:a xlink:type="simple" xlink:href="http://primefaces.org/">Primefaces</text:a><text:span text:style-name="T9">. </text:span></text:p>
        </text:list-item>
      </text:list>
      <text:p text:style-name="P11"/>
      <text:p text:style-name="P48"><text:span text:style-name="T9">A</text:span><text:span text:style-name="T6">ll code is maintained on </text:span><text:a xlink:type="simple" xlink:href="https://github.com/arievanwi/osgi.ee">https://github.com/arievanwi/osgi.ee</text:a></text:p>
      <text:h text:style-name="P97" text:outline-level="1"><text:soft-page-break/>Installation</text:h>
      <text:h text:style-name="P87" text:outline-level="2"><text:span text:style-name="T9">P</text:span><text:span text:style-name="T6">re-requirements</text:span></text:h>
      <text:list xml:id="list7261369886489412249" text:style-name="L3">
        <text:list-item>
          <text:p text:style-name="P61">Java 8.</text:p>
        </text:list-item>
        <text:list-item>
          <text:p text:style-name="P61">The latest eclipse version with the functionality for eclipse plugin development enabled. For example the eclipse version for JEE developers.</text:p>
        </text:list-item>
      </text:list>
      <text:h text:style-name="P88" text:outline-level="2">Bundles</text:h>
      <text:p text:style-name="P12">Next to this bundles are needed for:</text:p>
      <text:list xml:id="list673818196629404533" text:style-name="L4">
        <text:list-item>
          <text:p text:style-name="P63">The OSGi framework (obvious).</text:p>
        </text:list-item>
        <text:list-item>
          <text:p text:style-name="P63">Various JEE APIs (required).</text:p>
        </text:list-item>
        <text:list-item>
          <text:p text:style-name="P63">An OSGi service component runtime (required).</text:p>
        </text:list-item>
        <text:list-item>
          <text:p text:style-name="P63">An OSGi configuration manager implementation (optional, but likely to be necessary).</text:p>
        </text:list-item>
        <text:list-item>
          <text:p text:style-name="P63">A JPA provider (in case JPA is used).</text:p>
        </text:list-item>
        <text:list-item>
          <text:p text:style-name="P63">Weld (in case CDI is used).</text:p>
        </text:list-item>
        <text:list-item>
          <text:p text:style-name="P63">Web extender (Pax-Web) and JSF bundles in case JSF is used.</text:p>
        </text:list-item>
      </text:list>
      <text:p text:style-name="P13"/>
      <text:p text:style-name="P14">A full excerpt of all these dependencies can be extracted from the <text:span text:style-name="T10">repository project “Runtime”:</text:span></text:p>
      <text:list xml:id="list5138953325290943666" text:style-name="L5">
        <text:list-item>
          <text:p text:style-name="P64">Check-out and import the project “Runtime”.</text:p>
        </text:list-item>
        <text:list-item>
          <text:p text:style-name="P64">Open the target definition file “Target.target”.</text:p>
        </text:list-item>
        <text:list-item>
          <text:p text:style-name="P64">Press “Set as target platform”.</text:p>
        </text:list-item>
      </text:list>
      <text:p text:style-name="P45">As a result the OSGi target platform is switched to this new configuration.</text:p>
      <text:p text:style-name="P45"/>
      <text:p text:style-name="P46">The extender functionality consists of the following bundles:</text:p>
      <text:list xml:id="list248982406165577735" text:style-name="L6">
        <text:list-item>
          <text:p text:style-name="P65">datasource.factory. Bundle that is able to create javax.sql.DataSource services from configuration admin information. See <text:bookmark-ref text:reference-format="chapter" text:ref-name="__RefHeading__1217_1932146225">3.3</text:bookmark-ref> for more information.</text:p>
        </text:list-item>
        <text:list-item>
          <text:p text:style-name="P65">eclipselink.extender. Bundle that extends the eclipselink JPA provider to export a PersistenceUnitProvider to the OSGi service registry. See <text:bookmark-ref text:reference-format="chapter" text:ref-name="__RefHeading__1219_1932146225">3.2</text:bookmark-ref> for more information.</text:p>
        </text:list-item>
        <text:list-item>
          <text:p text:style-name="P65">osgi.ee.extender.jpa. Extender bundle that registers entity managers for bundles containing JPA persistence unit definitions. See <text:bookmark-ref text:reference-format="chapter" text:ref-name="__RefHeading__1219_1932146225">3.2</text:bookmark-ref> for more information.</text:p>
        </text:list-item>
        <text:list-item>
          <text:p text:style-name="P65">osgi.ee.extender.cdi. Extender bundle that processes CDI beans from bundles that need it. See <text:bookmark-ref text:reference-format="chapter" text:ref-name="__RefHeading__1221_1932146225">5</text:bookmark-ref> for more information.</text:p>
        </text:list-item>
      </text:list>
      <text:h text:style-name="P98" text:outline-level="1">JPA</text:h>
      <text:h text:style-name="P89" text:outline-level="2">JPA interfaces</text:h>
      <text:p text:style-name="P15">JPA works around the following interfaces:</text:p>
      <text:list xml:id="list7657344148474698619" text:style-name="L7">
        <text:list-item>
          <text:p text:style-name="P66">javax.persistence.spi.PersistenceProvider, further called persistence provider.</text:p>
        </text:list-item>
        <text:list-item>
          <text:p text:style-name="P66">javax.persistences.EntityManagerFactory, further called the entity manager factory.</text:p>
        </text:list-item>
        <text:list-item>
          <text:p text:style-name="P66"><text:soft-page-break/>javax.persistence.EntityManager, further calls the entity manager.</text:p>
        </text:list-item>
      </text:list>
      <text:p text:style-name="P15"/>
      <text:p text:style-name="P15">The <text:span text:style-name="T11">entity manager factory </text:span>is the central interface here and represents one persistence unit, normally specified in the META-INF/persistence.xml file of a bundle. An entity manager factory is constructed by a <text:span text:style-name="T11">persistence provider</text:span>, which is a vendor provided implementation (eclipselink, hibernate) of the interface. The persistence provider interface has methods to construct an entity manager factory from the details from the persistence unit definition. </text:p>
      <text:p text:style-name="P15">An entity manager is the unit of work used by the application: it provides methods to update/insert/query the objects stored via the persistence unit.</text:p>
      <text:p text:style-name="P15"/>
      <text:p text:style-name="P16">In normal EE environments, persistence providers are created via the Java service provider solution, <text:span text:style-name="T14">entity manager factories are handled by the container and entity managers are constructed where needed. This all doesn't work in a plain OSGi environment.</text:span></text:p>
      <text:h text:style-name="P90" text:outline-level="2"><text:bookmark-start text:name="__RefHeading__1219_1932146225"/>Solution for OSGi<text:bookmark-end text:name="__RefHeading__1219_1932146225"/></text:h>
      <text:p text:style-name="P46">Needed bundles: osgi.ee.extender.jpa and eclipselink.extender.</text:p>
      <text:p text:style-name="P46"/>
      <text:p text:style-name="P17">The OSGi enterprise specification chapter 127 gives a solution how JPA should be used in OSGi. However, it doesn't really use the application developer as main starting point, <text:span text:style-name="T56">since its endpoint is an entity manager factory <text:s/>while an application programmer</text:span> basically uses an entity manager. Therefore, the <text:span text:style-name="T55">JPA </text:span>extender bundle has some additional logic to bridge the additional gap between the application developer and the specification. Globally, it works as follows:</text:p>
      <text:list xml:id="list4743046749648691859" text:style-name="L8">
        <text:list-item>
          <text:p text:style-name="P67">The extender bundle tracks persistence provider implementations that are registered in the OSGi services registry.</text:p>
        </text:list-item>
        <text:list-item>
          <text:p text:style-name="P67">The extender bundle tracks bundles that indicate the presence of one or more persistence units via the Meta-Persistence bundle header (according to the OSGi enterprise specification).</text:p>
        </text:list-item>
        <text:list-item>
          <text:p text:style-name="P67">It creates entity manager factory instances for the persistence units that can be constructed with the available persistence providers and registers them as service for the bundle specifying the persistence unit.</text:p>
        </text:list-item>
        <text:list-item>
          <text:p text:style-name="P67">It creates thread-local entity manager instances on demand to service the application. The entity manager can be accessed via an entity manager service that is registered for a persistence unit.</text:p>
        </text:list-item>
      </text:list>
      <text:p text:style-name="P17"/>
      <text:p text:style-name="P17">This all sounds a little complex (and maybe it is), but from an application point of view it means that you can just reference an entity manager service from you application and use it. Example:</text:p>
      <text:p text:style-name="P17">Assume that you defined a persistence unit named “Orders” that allows access to Order instances and you want to access those orders from any other bundle. This can be done <text:span text:style-name="T15">using service component annotations as follows:</text:span></text:p>
      <text:p text:style-name="P17"/>
      <text:p text:style-name="P33"><text:soft-page-break/>@Component</text:p>
      <text:p text:style-name="P49"><text:span text:style-name="T17">public</text:span><text:span text:style-name="T18"> </text:span><text:span text:style-name="T17">class</text:span><text:span text:style-name="T18"> OrderDao {</text:span></text:p>
      <text:p text:style-name="P49"><text:span text:style-name="T21"><text:s text:c="2"/></text:span><text:span text:style-name="T17">private</text:span><text:span text:style-name="T18"> EntityManager </text:span><text:span text:style-name="T22">entityManager</text:span><text:span text:style-name="T18">;</text:span></text:p>
      <text:p text:style-name="P53"><text:tab/></text:p>
      <text:p text:style-name="P49"><text:span text:style-name="T18"><text:s text:c="2"/></text:span><text:span text:style-name="T16">@Reference</text:span><text:span text:style-name="T18">(target = </text:span><text:span text:style-name="T23">"(osgi.unit.name=Orders)"</text:span><text:span text:style-name="T18">)</text:span></text:p>
      <text:p text:style-name="P49"><text:span text:style-name="T21"><text:s text:c="2"/></text:span><text:span text:style-name="T17">void</text:span><text:span text:style-name="T18"> setEntityManager(EntityManager </text:span><text:span text:style-name="T30">m</text:span><text:span text:style-name="T18">) {</text:span></text:p>
      <text:p text:style-name="P49"><text:span text:style-name="T21"><text:s text:c="4"/></text:span><text:span text:style-name="T17">this</text:span><text:span text:style-name="T18">.</text:span><text:span text:style-name="T22">entityManager</text:span><text:span text:style-name="T18"> = </text:span><text:span text:style-name="T30">m</text:span><text:span text:style-name="T18">;</text:span></text:p>
      <text:p text:style-name="P53"><text:s text:c="2"/>}</text:p>
      <text:p text:style-name="P53"><text:tab/></text:p>
      <text:p text:style-name="P49"><text:span text:style-name="T21"><text:s text:c="2"/></text:span><text:span text:style-name="T17">public</text:span><text:span text:style-name="T18"> List&lt;Order&gt; getOrders() {</text:span></text:p>
      <text:p text:style-name="P50"><text:span text:style-name="T18"><text:s text:c="4"/>TypedQuery&lt;Order&gt; </text:span><text:span text:style-name="T30">query</text:span><text:span text:style-name="T18"> = </text:span><text:span text:style-name="T22">entityManager</text:span><text:span text:style-name="T18">.createQuery(</text:span></text:p>
      <text:p text:style-name="P50"><text:span text:style-name="T18"><text:s text:c="6"/></text:span><text:span text:style-name="T23">"select o from Order"</text:span><text:span text:style-name="T18">, Order.</text:span><text:span text:style-name="T17">class</text:span><text:span text:style-name="T18">);</text:span></text:p>
      <text:p text:style-name="P49"><text:span text:style-name="T21"><text:s text:c="4"/></text:span><text:span text:style-name="T17">return</text:span><text:span text:style-name="T18"> </text:span><text:span text:style-name="T30">query</text:span><text:span text:style-name="T18">.getResultList();</text:span></text:p>
      <text:p text:style-name="P53"><text:s text:c="2"/>}</text:p>
      <text:p text:style-name="P53">}</text:p>
      <text:p text:style-name="P19"/>
      <text:p text:style-name="P18">Note that the property “osgi.unit.name” must be used/filtered to reference the correct persistence unit. Otherwise, you may just end up with a different persistence unit entity manager.</text:p>
      <text:h text:style-name="P91" text:outline-level="2"><text:bookmark-start text:name="__RefHeading__1217_1932146225"/>Persistence unit <text:span text:style-name="T31">data sources</text:span><text:bookmark-end text:name="__RefHeading__1217_1932146225"/></text:h>
      <text:p text:style-name="P20">Persistence units <text:span text:style-name="T31">need to be defined as specified in the </text:span><text:a xlink:type="simple" xlink:href="http://www.osgi.org/Specifications/HomePage"><text:span text:style-name="T31">OSGi enterprise specification</text:span></text:a><text:span text:style-name="T31">. This means that a “Meta-Persistence” header must be added to a bundle to declare it persistence units definition files.</text:span></text:p>
      <text:p text:style-name="P20"/>
      <text:p text:style-name="P21">Persistence units use data sources to connect to a database. This can be done either via the non-jta-datasource/jta-datasource elements or by providing the database properties directly in the <text:span text:style-name="T32">persistence description </text:span>file. The second solution should <text:span text:style-name="T33">not</text:span> be used. <text:span text:style-name="T32">In stead a data source OSGi service should be created and used.</text:span></text:p>
      <text:h text:style-name="Heading_20_3" text:outline-level="3">Creating a datasource service</text:h>
      <text:p text:style-name="P23">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3"/>
      <text:p text:style-name="P23">The OSGi enterprise specification chapter 125 specifies how to get a data source using this specification. However, in practice no-one implements this chapter and we are just left with a JDBC database driver for our vendor.</text:p>
      <text:p text:style-name="P23"/>
      <text:p text:style-name="P23">The bundle datasource.factory provides a solution for creating a (pooled) data source via a configuration manager and publishing it in the service registry. <text:s/>This is done via the following configuration:</text:p>
      <text:list xml:id="list1076048892979896999" text:style-name="L9">
        <text:list-item>
          <text:p text:style-name="P68">A factory pid of “datasource” or “XAdatasource” for respectively a normal datasource or a datasource that is able to interact with a transaction manager. The use depends on your persistence unit definition:</text:p>
        </text:list-item>
        <text:list-item>
          <text:p text:style-name="P80"><text:soft-page-break/>If your transaction type is JTA and you therefore use the jta-data-source definition in your persistence file, a XAdatasource is needed.</text:p>
        </text:list-item>
        <text:list-item>
          <text:p text:style-name="P80">Otherwise, you can just use “datasource”.</text:p>
        </text:list-item>
        <text:list-item>
          <text:p text:style-name="P68">jdbc.driver, jdbc.user, jdbc.password, jdbc.url. Indicate the JDBC parameters for the data source. Standard convention.</text:p>
        </text:list-item>
        <text:list-item>
          <text:p text:style-name="P68">pool.idle.min, pool.idle.max, pool.active.max, pool.wait are the connection pool parameters for minimum idle connection, maximum idle connections, maximum active at the same time and the wait time for a connection to become available.</text:p>
        </text:list-item>
        <text:list-item>
          <text:p text:style-name="P68">validation.query and validation.timeout specify the validation query and the validation query timeout.</text:p>
        </text:list-item>
      </text:list>
      <text:p text:style-name="P23"/>
      <text:p text:style-name="P23">When using the org.avineas.<text:span text:style-name="T42">cm.persister bundle as back-end for persistence storage, a configuration could look as follows:</text:span></text:p>
      <text:p text:style-name="P23"><text:span text:style-name="T43"># Type of service, either "XAdatasource" or "</text:span><text:span text:style-name="T45">datasource</text:span><text:span text:style-name="T43">"</text:span></text:p>
      <text:p text:style-name="P23"><text:span text:style-name="T18">ds.1..service.factoryPid</text:span><text:span text:style-name="T38"> </text:span><text:span text:style-name="T18">=</text:span><text:span text:style-name="T38"> </text:span><text:span text:style-name="T23">XAdatasource</text:span></text:p>
      <text:p text:style-name="P54"># JDBC configuration.</text:p>
      <text:p text:style-name="P49"><text:span text:style-name="T18">ds.1..jdbc.url=</text:span><text:span text:style-name="T28">jdbc</text:span><text:span text:style-name="T23">\:oracle\:thin\:</text:span><text:span text:style-name="T28">@localhost</text:span><text:span text:style-name="T23">\:1521\:XE</text:span></text:p>
      <text:p text:style-name="P49"><text:span text:style-name="T18">ds.1..jdbc.driver</text:span><text:span text:style-name="T38"> </text:span><text:span text:style-name="T18">=</text:span><text:span text:style-name="T38"> </text:span><text:span text:style-name="T23">oracle.jdbc.driver.OracleDriver</text:span></text:p>
      <text:p text:style-name="P49"><text:span text:style-name="T18">ds.1..jdbc.user=</text:span><text:span text:style-name="T28">or</text:span><text:span text:style-name="T29">atest</text:span></text:p>
      <text:p text:style-name="P49"><text:span text:style-name="T18">ds.1..jdbc.password=</text:span><text:span text:style-name="T29">orapassword</text:span></text:p>
      <text:p text:style-name="P54"># Property set on the service to find it back.</text:p>
      <text:p text:style-name="P49"><text:span text:style-name="T18">ds.1..name</text:span><text:span text:style-name="T38"> </text:span><text:span text:style-name="T18">=</text:span><text:span text:style-name="T38"> </text:span><text:span text:style-name="T24">Orders</text:span></text:p>
      <text:p text:style-name="P35"/>
      <text:p text:style-name="P24">Note that properties not mentioned above are just copied to the service registration and therefore can be used to filter the service.</text:p>
      <text:p text:style-name="P24"/>
      <text:p text:style-name="P24">As indicated above, the driver must be specified in the JDBC parameters. However, drivers are not included with the bundle and must be separately attached via a fragment bundle. The actions to take are as follows:</text:p>
      <text:list xml:id="list6766748190507956742" text:style-name="L10">
        <text:list-item>
          <text:p text:style-name="P69">Create a fragment project for your JDBC driver(s):</text:p>
        </text:list-item>
        <text:list-item>
          <text:p text:style-name="P81">New project → Plugin development → new fragment project.</text:p>
        </text:list-item>
        <text:list-item>
          <text:p text:style-name="P81">MANIFEST → Overview → Host plugin: datasource.factory.</text:p>
        </text:list-item>
        <text:list-item>
          <text:p text:style-name="P83">Put your driver jar somewhere in the project.</text:p>
        </text:list-item>
        <text:list-item>
          <text:p text:style-name="P83">Add the jar to your bundle class path:</text:p>
        </text:list-item>
        <text:list-item>
          <text:p text:style-name="P81">MANIFEST → Runtime → Classpath.</text:p>
        </text:list-item>
      </text:list>
      <text:h text:style-name="P100"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2">where:</text:p>
      <text:list xml:id="list8983337871758935692" text:style-name="L11">
        <text:list-item>
          <text:p text:style-name="P70"><text:soft-page-break/>osgi:service indicates a service reference.</text:p>
        </text:list-item>
        <text:list-item>
          <text:p text:style-name="P70">javax.sql.DataSource indicates the interface to reference.</text:p>
        </text:list-item>
        <text:list-item>
          <text:p text:style-name="P70">&lt;filter&gt; is a standard OSGi filter.</text:p>
        </text:list-item>
      </text:list>
      <text:p text:style-name="P22">To reference a datasource with name “OrdersDS”, the reference would become:</text:p>
      <text:p text:style-name="P58">osgi:service/javax.sql.DataSource/(name=OrdersDS)</text:p>
      <text:p text:style-name="Standard"/>
      <text:p text:style-name="P22">A full persistence.xml for our orders persistence unit could become:</text:p>
      <text:p text:style-name="P22"><text:span text:style-name="T34">&lt;?</text:span><text:span text:style-name="T35">xml</text:span><text:span text:style-name="T36"> </text:span><text:span text:style-name="T37">version</text:span><text:span text:style-name="T38">=</text:span><text:span text:style-name="T27">"1.0"</text:span><text:span text:style-name="T36"> </text:span><text:span text:style-name="T37">encoding</text:span><text:span text:style-name="T38">=</text:span><text:span text:style-name="T27">"UTF-8"</text:span><text:span text:style-name="T34">?&gt;</text:span></text:p>
      <text:p text:style-name="P49"><text:span text:style-name="T34">&lt;</text:span><text:span text:style-name="T35">persistence</text:span><text:span text:style-name="T36"> </text:span><text:span text:style-name="T37">version</text:span><text:span text:style-name="T38">=</text:span><text:span text:style-name="T27">"2.1"</text:span><text:span text:style-name="T36"> </text:span><text:span text:style-name="T37">xmlns</text:span><text:span text:style-name="T38">=</text:span><text:span text:style-name="T27">"http://xmlns.jcp.org/xml/ns/persistence"</text:span><text:span text:style-name="T36"> </text:span></text:p>
      <text:p text:style-name="P49"><text:span text:style-name="T36"><text:s text:c="2"/></text:span><text:span text:style-name="T37">xmlns:xsi</text:span><text:span text:style-name="T38">=</text:span><text:span text:style-name="T27">"http://www.w3.org/2001/XMLSchema-instance"</text:span><text:span text:style-name="T36"> </text:span></text:p>
      <text:p text:style-name="P51"><text:span text:style-name="T36"><text:s text:c="2"/></text:span><text:span text:style-name="T37">xsi:schemaLocation</text:span><text:span text:style-name="T38">=</text:span><text:span text:style-name="T27">"</text:span><text:a xlink:type="simple" xlink:href="http://xmlns.jcp.org/xml/ns/persistence">http://xmlns.jcp.org/xml/ns/persistence</text:a></text:p>
      <text:p text:style-name="P51"><text:span text:style-name="T27"><text:s text:c="4"/>http://xmlns.jcp.org/xml/ns/persistence/persistence_2_1.xsd"</text:span><text:span text:style-name="T34">&gt;</text:span></text:p>
      <text:p text:style-name="P49"><text:span text:style-name="T38"><text:s text:c="2"/></text:span><text:span text:style-name="T34">&lt;</text:span><text:span text:style-name="T35">persistence-unit</text:span><text:span text:style-name="T36"> </text:span><text:span text:style-name="T37">name</text:span><text:span text:style-name="T38">=</text:span><text:span text:style-name="T27">"Orders"</text:span><text:span text:style-name="T36"> </text:span><text:span text:style-name="T37">transaction-type</text:span><text:span text:style-name="T38">=</text:span><text:span text:style-name="T27">"JTA"</text:span><text:span text:style-name="T34">&gt;</text:span></text:p>
      <text:p text:style-name="P51"><text:span text:style-name="T38"><text:s text:c="4"/></text:span><text:span text:style-name="T34">&lt;</text:span><text:span text:style-name="T35">jta-data-source</text:span><text:span text:style-name="T34">&gt;</text:span></text:p>
      <text:p text:style-name="P51"><text:span text:style-name="T34"><text:s text:c="6"/></text:span><text:span text:style-name="T38">osgi:service/javax.sql.DataSource/(name=OrdersDS)</text:span></text:p>
      <text:p text:style-name="P51"><text:span text:style-name="T38"><text:s text:c="4"/></text:span><text:span text:style-name="T34">&lt;/</text:span><text:span text:style-name="T35">jta-data-source</text:span><text:span text:style-name="T34">&gt;</text:span></text:p>
      <text:p text:style-name="P51"><text:span text:style-name="T38"><text:s text:c="4"/></text:span><text:span text:style-name="T34">&lt;</text:span><text:span text:style-name="T35">class</text:span><text:span text:style-name="T34">&gt;</text:span><text:span text:style-name="T38">orders.objects.Order</text:span><text:span text:style-name="T34">&lt;/</text:span><text:span text:style-name="T35">class</text:span><text:span text:style-name="T34">&gt;</text:span></text:p>
      <text:p text:style-name="P51"><text:span text:style-name="T38"><text:s text:c="4"/></text:span><text:span text:style-name="T34">&lt;</text:span><text:span text:style-name="T35">exclude-unlisted-classes</text:span><text:span text:style-name="T34">&gt;</text:span><text:span text:style-name="T38">true</text:span><text:span text:style-name="T34">&lt;/</text:span><text:span text:style-name="T35">exclude-unlisted-classes</text:span><text:span text:style-name="T34">&gt;</text:span></text:p>
      <text:p text:style-name="P51"><text:span text:style-name="T38"><text:s text:c="2"/></text:span><text:span text:style-name="T34">&lt;/</text:span><text:span text:style-name="T35">persistence-unit</text:span><text:span text:style-name="T34">&gt;</text:span></text:p>
      <text:p text:style-name="P49"><text:span text:style-name="T34">&lt;/</text:span><text:span text:style-name="T35">persistence</text:span><text:span text:style-name="T34">&gt;</text:span></text:p>
      <text:h text:style-name="P101" text:outline-level="3">Pre-processing persistence unit definitions</text:h>
      <text:p text:style-name="P47">During development you want to add additional logging, etc. to persistence units definitions, or add some other options. In practice this means that you need to edit the persistence.xml files and change them back later. Using the JPA extender, it is possible to transform a persistence.xml file before it is used. This is done via a system property “osgi.jpa.transformer”. For example: if you want to use file “persistence-transformer.xsl” in /opt as a transformation, you need to start the framework with option “:</text:p>
      <text:p text:style-name="Fixed">-D/opt/persistence-transformer.xsl”.</text:p>
      <text:h text:style-name="P99" text:outline-level="1">JTA</text:h>
      <text:p text:style-name="P25">The Java Transaction API specifies how to handle transactions that possibly span multiple different resources. In practice however this is seldom used because most applications just use one single database.</text:p>
      <text:p text:style-name="P27"/>
      <text:p text:style-name="P26">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6">and default enabled</text:span>. </text:p>
      <text:p text:style-name="P26"/>
      <text:p text:style-name="P26">In normal situations, its use is as follows:</text:p>
      <text:list xml:id="list6403377053691952071" text:style-name="L12">
        <text:list-item>
          <text:p text:style-name="P71">At the start of an action (either via the web or otherwise), a transaction must be started using TransactionManager.begin(). </text:p>
        </text:list-item>
        <text:list-item>
          <text:p text:style-name="P71">If something goes wrong, the transaction must be rolled back using TransactionManager.rollback().</text:p>
        </text:list-item>
        <text:list-item>
          <text:p text:style-name="P71">Otherwise, the transaction must be committed using <text:soft-page-break/>TransactionManager.commit().</text:p>
        </text:list-item>
      </text:list>
      <text:p text:style-name="P28">For web based applications, the extender provides a web servlet filter (osgi.jta.servlet.filter.TransactionFilter). In other situations, something alike must be provided <text:s/>using a different solution.</text:p>
      <text:p text:style-name="P28"/>
      <text:p text:style-name="P28">Alternatively, the transaction manager can be completely disabled by setting the “service.ranking” property of CM pid “osgi.extender.jta.tm” lower than -1000. A full example:</text:p>
      <text:p text:style-name="P36"># Transaction timeout timer. In seconds.</text:p>
      <text:p text:style-name="P49"><text:span text:style-name="T18">osgi.extender.jta.tm..timeout</text:span><text:span text:style-name="T38"> </text:span><text:span text:style-name="T18">=</text:span><text:span text:style-name="T38"> </text:span><text:span text:style-name="T25">30</text:span></text:p>
      <text:p text:style-name="P49"><text:span text:style-name="T43"># The ranking of the service. -</text:span><text:span text:style-name="T44">1001 will disable it completely</text:span></text:p>
      <text:p text:style-name="P49"><text:span text:style-name="T18">osgi.extender.jta.tm..service.ranking</text:span><text:span text:style-name="T38"> </text:span><text:span text:style-name="T18">=</text:span><text:span text:style-name="T38"> </text:span><text:span text:style-name="T23">0</text:span></text:p>
      <text:h text:style-name="Heading_20_1" text:outline-level="1"><text:bookmark-start text:name="__RefHeading__1221_1932146225"/>CDI<text:bookmark-end text:name="__RefHeading__1221_1932146225"/></text:h>
      <text:p text:style-name="P28">The Contexts and Dependency Injection specification provides the JEE standard for dependency injection. Its reference implementation is done by the Jboss project Weld. CDI is necessary to be able to use JSF, but its use is wider than that.</text:p>
      <text:p text:style-name="P28"/>
      <text:p text:style-name="P28">The standard interface for CDI is the <text:a xlink:type="simple" xlink:href="http://docs.oracle.com/javaee/7/api/javax/enterprise/inject/spi/BeanManager.html">BeanManager</text:a> interface, further referred to as bean manager. Luckily however, as an application programmer you don't use that interface much. However, it is mentioned here because bean manager services are published for every bundle that is CDI-extended by the extender bundle.</text:p>
      <text:p text:style-name="P28"/>
      <text:p text:style-name="P28">The following chapters describe how to enable your bundle for CDI extension and how to use and publish OSGi services in a CDI environment.</text:p>
      <text:h text:style-name="P92" text:outline-level="2">Enable a bundle for CDI extension</text:h>
      <text:p text:style-name="P28">To enable a bundle for processing its contents for CDI bean creation, a specific requirement must be set in the bundle header:</text:p>
      <text:p text:style-name="P28"><text:span text:style-name="T47">Require-Capability</text:span><text:span text:style-name="T18">: osgi.extender; filter:="(osgi.extender=osgi.cdi)"</text:span></text:p>
      <text:p text:style-name="P28"/>
      <text:p text:style-name="P28">This requires an extender of type “osgi.cdi” which is provided by the extender bundle.</text:p>
      <text:p text:style-name="P28"/>
      <text:p text:style-name="P28">A bundle with this requirement does not need to provide a beans.xml file.</text:p>
      <text:h text:style-name="P92" text:outline-level="2">Using OSGi services <text:span text:style-name="T49">in beans</text:span></text:h>
      <text:p text:style-name="P28">A CDI bundle can import services from the OSGi service registry by using the @ServiceReference qualifier (from package osgi.cdi.annotation) at an injection point. Example:</text:p>
      <text:p text:style-name="P34">@Named</text:p>
      <text:p text:style-name="P55">@ApplicationScoped</text:p>
      <text:p text:style-name="P49"><text:span text:style-name="T17">public</text:span><text:span text:style-name="T18"> </text:span><text:span text:style-name="T17">class</text:span><text:span text:style-name="T18"> OrderView {</text:span></text:p>
      <text:p text:style-name="P49"><text:span text:style-name="T18"><text:tab/></text:span><text:span text:style-name="T16">@Inject</text:span><text:span text:style-name="T18"> </text:span><text:span text:style-name="T16">@ServiceReference</text:span><text:span text:style-name="T18">(filter=</text:span><text:span text:style-name="T23">"(source=</text:span><text:span text:style-name="T25">local</text:span><text:span text:style-name="T23">)"</text:span><text:span text:style-name="T18">)</text:span></text:p>
      <text:p text:style-name="P49"><text:span text:style-name="T18"><text:tab/></text:span><text:span text:style-name="T17">private</text:span><text:span text:style-name="T18"> O</text:span><text:span text:style-name="T19">rder</text:span><text:span text:style-name="T18">Dao </text:span><text:span text:style-name="T22">dao</text:span><text:span text:style-name="T18">;</text:span></text:p>
      <text:p text:style-name="P28"><text:soft-page-break/></text:p>
      <text:p text:style-name="P28">This indicates that an OrderDao service with property “source” set to “local” must be injected. The “filter” property of the annotation is optional.</text:p>
      <text:p text:style-name="P28"/>
      <text:p text:style-name="P28">Next to normal singletons, it is also possible to inject a collection of services using this annotation, for example:</text:p>
      <text:p text:style-name="P49"><text:span text:style-name="T17">public</text:span><text:span text:style-name="T18"> </text:span><text:span text:style-name="T17">class</text:span><text:span text:style-name="T18"> OrderView {</text:span></text:p>
      <text:p text:style-name="P49"><text:span text:style-name="T18"><text:tab/></text:span><text:span text:style-name="T16">@Inject</text:span><text:span text:style-name="T18"> </text:span><text:span text:style-name="T16">@ServiceReference</text:span></text:p>
      <text:p text:style-name="P49"><text:span text:style-name="T18"><text:tab/></text:span><text:span text:style-name="T17">private</text:span><text:span text:style-name="T18"> Collection&lt;O</text:span><text:span text:style-name="T19">rder</text:span><text:span text:style-name="T18">Dao&gt; </text:span><text:span text:style-name="T22">daos</text:span><text:span text:style-name="T18">;</text:span></text:p>
      <text:p text:style-name="P52"/>
      <text:p text:style-name="P28">Both solutions are backed by a proxy, so even for long lasting scopes like ApplicationScope, the references always result in the actual (set of) available services.</text:p>
      <text:p text:style-name="P28"/>
      <text:p text:style-name="P79">As an additional annotation parameter a timeout value can be specified that indicates the time to wait for services to become available in case they are not available when a method on the reference is called. In normal situations, the default behaviour is fine (causing a object reference to wait for a small time and collections to perform the operation on an empty list immediately).</text:p>
      <text:p text:style-name="P28"/>
      <text:p text:style-name="P29">Note: service references <text:span text:style-name="T48">must</text:span> be interfaces.</text:p>
      <text:h text:style-name="Heading_20_2" text:outline-level="2">Exporting <text:span text:style-name="T49">beans as </text:span>OSGi services</text:h>
      <text:p text:style-name="P29">To mark a bean for export as service in the OSGi service registry, a class must be annotated with the @Service annotation (from package osgi.cdi.annotation).</text:p>
      <text:p text:style-name="P29">Example:</text:p>
      <text:p text:style-name="P29"><text:span text:style-name="T16">@ApplicationScoped</text:span><text:span text:style-name="T18"> </text:span></text:p>
      <text:p text:style-name="P49"><text:span text:style-name="T16">@Service</text:span><text:span text:style-name="T18">(properties = </text:span><text:span text:style-name="T23">"source=</text:span><text:span text:style-name="T26">local</text:span><text:span text:style-name="T23">"</text:span><text:span text:style-name="T18">)</text:span></text:p>
      <text:p text:style-name="P49"><text:span text:style-name="T17">public</text:span><text:span text:style-name="T18"> </text:span><text:span text:style-name="T17">class</text:span><text:span text:style-name="T18"> O</text:span><text:span text:style-name="T20">rder</text:span><text:span text:style-name="T18">DaoStub </text:span><text:span text:style-name="T17">implements</text:span><text:span text:style-name="T18"> O</text:span><text:span text:style-name="T20">rder</text:span><text:span text:style-name="T18">Dao {</text:span></text:p>
      <text:p text:style-name="P52"/>
      <text:p text:style-name="P29">This indicates that a service must be exported for this bean with service property “source” set to “local”. The properties are optional and may be a list of “key=value” strings.</text:p>
      <text:p text:style-name="P29"/>
      <text:p text:style-name="P37">Services can only be exported from global scopes, meaning application scope or bundle scope (@BundleScoped annotation, defined in osgi.cdi.annotations). <text:span text:style-name="T49">All the interfaces implemented by the bean type are automatically exported.</text:span></text:p>
      <text:h text:style-name="Heading_20_2" text:outline-level="2"><text:bookmark-start text:name="__RefHeading__1269_2043040879"/>RequestScoped <text:span text:style-name="T57">and</text:span> SessionScoped beans<text:bookmark-end text:name="__RefHeading__1269_2043040879"/></text:h>
      <text:p text:style-name="P39">CDI defines scopes for requests and session, meaning that beans defined at this scope remain available during either the complete request or the user session. To make the CDI container aware about when to start and end requests and sessions, an (OSGi service) interface is defined by the extender that can be used to start and end scopes and set the <text:s/>right scope for a specific thread. This interface is defined by the osgi.extender.cdi.scopes.ExtenderContext interface. <text:span text:style-name="T51">It</text:span> is normally not directly used by applications, but used via the ScopeListener class in the same package that should be <text:soft-page-break/>declared as servlet listener in case the session and scopes are used in web applications. <text:span text:style-name="T51">Like:</text:span></text:p>
      <text:p text:style-name="P39"><text:span text:style-name="T38"><text:s text:c="2"/></text:span><text:span text:style-name="T34">&lt;</text:span><text:span text:style-name="T35">listener</text:span><text:span text:style-name="T34">&gt;</text:span></text:p>
      <text:p text:style-name="P49"><text:span text:style-name="T38"><text:s text:c="4"/></text:span><text:span text:style-name="T34">&lt;</text:span><text:span text:style-name="T35">listener-class</text:span><text:span text:style-name="T34">&gt;</text:span><text:span text:style-name="T38">osgi.extender.cdi.scopes.ScopeListener</text:span><text:span text:style-name="T34">&lt;/</text:span><text:span text:style-name="T35">listener-class</text:span><text:span text:style-name="T34">&gt;</text:span></text:p>
      <text:p text:style-name="P49"><text:span text:style-name="T38"><text:s text:c="2"/></text:span><text:span text:style-name="T34">&lt;/</text:span><text:span text:style-name="T35">listener</text:span><text:span text:style-name="T34">&gt;</text:span></text:p>
      <text:p text:style-name="P40">in WEB-INF/web.xml.</text:p>
      <text:h text:style-name="P93" text:outline-level="2">Additional scopes</text:h>
      <text:p text:style-name="P48">The CDI extender defines, next to the standard scopes, the following additional scopes:</text:p>
      <text:list xml:id="list949011930052286019" text:style-name="L13">
        <text:list-item>
          <text:p text:style-name="P73"><text:span text:style-name="T12">ComponentScoped</text:span>. Indicates an additional <text:span text:style-name="T58">normal</text:span> scope. In practice the usage is <text:span text:style-name="T59">hardly</text:span> different from the standard ApplicationScoped scope, but <text:span text:style-name="T58">beans in this scope are eagerly instantiated (in contrast to normal application scope beans which are loaded on demand). Just in case a component needs to be initialized at startup of the CDI container. Note that beans that are annotated as OSGi services are automatically eagerly instantiated, even when they are in application scope.</text:span></text:p>
        </text:list-item>
        <text:list-item>
          <text:p text:style-name="P72"><text:span text:style-name="T13">ViewScoped</text:span><text:span text:style-name="T57">. A CDI extension to the ViewScoped scope as known from JSF. This means that beans defined in this scope will remain active until either the session times out or the user navigates to a different page. This means that posts/gets to the same page will have a consistent bean view. Using the context init parameter osgi.extender.cdi.scopes.newview, it can be determined which page changes result to a new view scope (regex pattern match). Example:<text:line-break/></text:span><text:span text:style-name="T34">&lt;</text:span><text:span text:style-name="T35">context-param</text:span><text:span text:style-name="T34">&gt;</text:span></text:p>
        </text:list-item>
      </text:list>
      <text:p text:style-name="P49"><text:span text:style-name="T38"><text:s text:c="8"/></text:span><text:span text:style-name="T34">&lt;</text:span><text:span text:style-name="T35">description</text:span><text:span text:style-name="T34">&gt;</text:span><text:span text:style-name="T40">Wh</text:span><text:span text:style-name="T38">ich requests start a new view?</text:span><text:span text:style-name="T34">&lt;/</text:span><text:span text:style-name="T35">description</text:span><text:span text:style-name="T34">&gt;</text:span><text:span text:style-name="T38"><text:line-break/> <text:s text:c="7"/></text:span><text:span text:style-name="T34">&lt;</text:span><text:span text:style-name="T35">param-name</text:span><text:span text:style-name="T34">&gt;</text:span><text:span text:style-name="T38">osgi.extender.cdi.scopes.newview</text:span><text:span text:style-name="T34">&lt;/</text:span><text:span text:style-name="T35">param-name</text:span><text:span text:style-name="T34">&gt;</text:span></text:p>
      <text:p text:style-name="P49"><text:span text:style-name="T38"><text:s text:c="8"/></text:span><text:span text:style-name="T34">&lt;</text:span><text:span text:style-name="T35">param-value</text:span><text:span text:style-name="T34">&gt;</text:span><text:span text:style-name="T38">.*</text:span><text:span text:style-name="T41">xhtml</text:span><text:span text:style-name="T38">$</text:span><text:span text:style-name="T34">&lt;/</text:span><text:span text:style-name="T35">param-value</text:span><text:span text:style-name="T34">&gt;</text:span></text:p>
      <text:p text:style-name="P49"><text:span text:style-name="T38"><text:s text:c="6"/></text:span><text:span text:style-name="T34">&lt;/</text:span><text:span text:style-name="T35">context-param</text:span><text:span text:style-name="T34">&gt;</text:span></text:p>
      <text:p text:style-name="P48"/>
      <text:p text:style-name="P48">The scopes are defined in the package osgi.cdi.annotation and are handled via the servlet listener as defined in <text:bookmark-ref text:reference-format="number" text:ref-name="__RefHeading__1269_2043040879">5.4</text:bookmark-ref>.</text:p>
      <text:h text:style-name="Heading_20_1" text:outline-level="1">JSF</text:h>
      <text:p text:style-name="P38">JSF uses <text:span text:style-name="T50">Java </text:span>expression language to <text:span text:style-name="T50">reference </text:span>beans <text:span text:style-name="T50">for displaying information on pages or executing actions</text:span>. With JEE7, th<text:span text:style-name="T50">ese beans</text:span> can be any bean managed in CDI, <text:span text:style-name="T50">which practically removes the need of “JSF beans” from earlier specification versions.</text:span> <text:span text:style-name="T50">Therefore, the assumption is that beans referenced in JSF refer to beans in the CDI container.</text:span></text:p>
      <text:p text:style-name="P38"/>
      <text:p text:style-name="P38"><text:span text:style-name="T50">In JEE containers, </text:span>the linking between JSF and CDI is done by the <text:span text:style-name="T50">(</text:span>JEE<text:span text:style-name="T50">)</text:span> container. In OSGi this is <text:span text:style-name="T50">functionality is performed </text:span>by the extender.</text:p>
      <text:h text:style-name="P94" text:outline-level="2">Set-up</text:h>
      <text:p text:style-name="P40">In a normal JSF application, the Faces implementation automatically looks for tag libraries and faces-config.xml files in the META-INF directory in the jars on the classpath of a web application. In an OSGi environment the META-INF directory is not exported and therefore this set-up does not work.</text:p>
      <text:p text:style-name="P40"><text:soft-page-break/></text:p>
      <text:p text:style-name="P40">Luckily, <text:a xlink:type="simple" xlink:href="https://ops4j1.jira.com/wiki/display/paxweb/Pax+Web">Pax-Web</text:a>, an implementation of chapter 128 of the OSGi enterprise specification, solves this by automatically adding tag libraries and faces-config files to the parameters of a JSF-based web application: it locates these files in bundles that are referenced by the web application and adds them to the servlet parameters.</text:p>
      <text:p text:style-name="P40"/>
      <text:p text:style-name="P40">Therefore, to get a JSF application working in an OSGi environment, Pax-Web is required.</text:p>
      <text:p text:style-name="P40"/>
      <text:p text:style-name="P40">Since normally <text:span text:style-name="T55">the scope listeners and CDI </text:span>also required for a JSF application and therefore a dependency is created from the JSF based web application bundle <text:span text:style-name="T56">to</text:span> the <text:span text:style-name="T55">CDI </text:span>extender bundle, automatically the faces-config.xml from the extender bundle is detected and processed by the JSF implementation. This completes all the necessary work for integrating JSF with CDI. <text:span text:style-name="T56">However, it also requires additional package imports by the web bundle: osgi.cdi.faces and osgi.jta.faces.</text:span></text:p>
      <text:h text:style-name="P95" text:outline-level="2">Dynamic extension</text:h>
      <text:p text:style-name="P40">Writing one Web Application Bundle (WAB) for JSF is simple. However, the interesting part of using OSGi comes from the fact that bundles can come and go and that these bundles can dynamically extend functionality provided to the set-up. </text:p>
      <text:p text:style-name="P40"/>
      <text:p text:style-name="P40">As a result it is possible to extend the functionality of a JSF web application dynamically by simply adding bundles that follow that extension pattern. <text:s/>This is done as follows:</text:p>
      <text:list xml:id="list4706403031450174166" text:style-name="L14">
        <text:list-item>
          <text:p text:style-name="P74">Create <text:span text:style-name="T52">the pages, resources, etc. needed for the extension as you would normally do with a JSF application and store these resources somewhere in your bundle.</text:span></text:p>
        </text:list-item>
        <text:list-item>
          <text:p text:style-name="P74">Define <text:span text:style-name="T52">the necessary beans for the pages, etc. using CDI annotations.</text:span></text:p>
        </text:list-item>
        <text:list-item>
          <text:p text:style-name="P75">Define the bundle as a CDI bundle, see before.</text:p>
        </text:list-item>
        <text:list-item>
          <text:p text:style-name="P75">Define the resources (pages, library contents, etc.) to be exported for usage by the JSF application. This is done by adding a “Bundle-Resources” header to the bundle specifying the resources to export.</text:p>
        </text:list-item>
      </text:list>
      <text:p text:style-name="P41"/>
      <text:p text:style-name="P42">Suppose you created a new page “bla.xhtml” <text:s/>and want to navigate to this from the main application. In that case you would:</text:p>
      <text:list xml:id="list8440942769944115231" text:style-name="L15">
        <text:list-item>
          <text:p text:style-name="P76">Place “bla.xhtml”, say, in resources/pages below your bundle.</text:p>
        </text:list-item>
        <text:list-item>
          <text:p text:style-name="P76">Write the bean classes for the page as you would normally do.</text:p>
        </text:list-item>
        <text:list-item>
          <text:p text:style-name="P76">Put the following headers in the manifest file:</text:p>
        </text:list-item>
        <text:list-item>
          <text:p text:style-name="P82"><text:span text:style-name="T53">Require-Capability: osgi.extender;<text:line-break/> filter:=”(osgi.extender=osgi.cdi)”</text:span> <text:line-break/>(for enabling CDI).</text:p>
        </text:list-item>
        <text:list-item>
          <text:p text:style-name="P82"><text:span text:style-name="T53">Bundle-Resources: resources</text:span><text:line-break/>(to indicate that the directory “resources” should be exported as root of the resource directory).</text:p>
          <text:p text:style-name="P84">It is possible to specify multiple locations for different kind of files, for example:<text:line-break/><text:span text:style-name="T53">Bundle-Resources: resources, css=library/css</text:span><text:line-break/><text:soft-page-break/>to indicate that the “css” library can be found in the library/css directory.</text:p>
        </text:list-item>
      </text:list>
      <text:p text:style-name="P56"/>
      <text:p text:style-name="P57">Note that the default behaviour is to allow the (main) web application access to all bean managers of all CDI extended bundles and to allow access to all exported resources from all bundles. This can be limited by filtering on:</text:p>
      <text:list xml:id="list3467490221206552326" text:style-name="L16">
        <text:list-item>
          <text:p text:style-name="P77">The bundle symbolic name, or</text:p>
        </text:list-item>
        <text:list-item>
          <text:p text:style-name="P77">The bundle category.</text:p>
        </text:list-item>
      </text:list>
      <text:p text:style-name="P43">These headers are copied as service attributes to the exported interfaces and can be filtered on using the “<text:span text:style-name="T54">osgi.extender.cdi.faces.filter” context init parameter:</text:span></text:p>
      <text:p text:style-name="P43"><text:span text:style-name="T38"><text:s text:c="2"/></text:span><text:span text:style-name="T34">&lt;</text:span><text:span text:style-name="T35">context-param</text:span><text:span text:style-name="T34">&gt;</text:span></text:p>
      <text:p text:style-name="P49"><text:span text:style-name="T38"><text:s text:c="4"/></text:span><text:span text:style-name="T34">&lt;</text:span><text:span text:style-name="T35">description</text:span><text:span text:style-name="T34">&gt;</text:span><text:span text:style-name="T38">Filter of resources/CDI bean container</text:span><text:span text:style-name="T39">s</text:span><text:span text:style-name="T34">&lt;/</text:span><text:span text:style-name="T35">description</text:span><text:span text:style-name="T34">&gt;</text:span></text:p>
      <text:p text:style-name="P49"><text:span text:style-name="T38"><text:s text:c="4"/></text:span><text:span text:style-name="T34">&lt;</text:span><text:span text:style-name="T35">param-name</text:span><text:span text:style-name="T34">&gt;</text:span><text:span text:style-name="T38">osgi.extender.cdi.faces.filter</text:span><text:span text:style-name="T34">&lt;/</text:span><text:span text:style-name="T35">param-name</text:span><text:span text:style-name="T34">&gt;</text:span></text:p>
      <text:p text:style-name="P49"><text:span text:style-name="T38"><text:s text:c="4"/></text:span><text:span text:style-name="T34">&lt;</text:span><text:span text:style-name="T35">param-value</text:span><text:span text:style-name="T34">&gt;</text:span><text:span text:style-name="T38">(Bundle-Category=*web-group*)</text:span><text:span text:style-name="T34">&lt;/</text:span><text:span text:style-name="T35">param-value</text:span><text:span text:style-name="T34">&gt;</text:span></text:p>
      <text:p text:style-name="P49"><text:span text:style-name="T38"><text:s text:c="2"/></text:span><text:span text:style-name="T34">&lt;/</text:span><text:span text:style-name="T35">context-param</text:span><text:span text:style-name="T34">&gt;</text:span></text:p>
      <text:p text:style-name="P43"/>
      <text:p text:style-name="P44">This allows for multiple web applications to run in one OSGi container without interfering with each other.</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2.6493in"/>
    </style:style>
    <style:style style:name="Table1.C" style:family="table-column">
      <style:table-column-properties style:column-width="2.2361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C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Footer">
      <style:paragraph-properties fo:text-align="start" style:justify-single-word="false"/>
      <style:text-properties fo:color="#3333ff" style:font-name="Century Gothic3" fo:font-size="10pt" officeooo:rsid="004b3bd9" officeooo:paragraph-rsid="004b3bd9" style:font-size-asian="10pt"/>
    </style:style>
    <style:style style:name="M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8"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style style:name="MT5" style:family="text">
      <style:text-properties style:font-name="Arial1"/>
    </style:style>
    <style:style style:name="Mfr1" style:family="graphic" style:parent-style-name="Graphics">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draw:frame draw:style-name="Mfr1" draw:name="Picture 25" text:anchor-type="char" svg:x="0.0819in" svg:y="0.1602in" svg:width="2.6457in" svg:height="0.5791in" draw:z-index="10"><draw:image xlink:href="Pictures/2000001C000046EF00000FC7DEF4B5AD.wmf" xlink:type="simple" xlink:show="embed" xlink:actuate="onLoad"/></draw:frame></text:p>
            </table:table-cell>
            <table:table-cell table:style-name="Table1.C1" office:value-type="string">
              <text:p text:style-name="Table_20_Contents"/>
              <text:p text:style-name="Table_20_Contents"/>
              <text:p text:style-name="MP3"><text:title>OSGi JEE extender</text:title> - <text:span text:style-name="MT3">v</text:span><text:span text:style-name="MT3"><text:user-defined style:data-style-name="N0" text:name="Version">0.5</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6">I<text:span text:style-name="MT5">mtech Traffic &amp; Infra</text:span></text:p>
            </table:table-cell>
            <table:table-cell office:value-type="string">
              <text:p text:style-name="MP7"/>
              <text:p text:style-name="MP7"><text:page-number text:select-page="current">11</text:page-number> / <text:page-count>11</text:page-cou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04-09T23:25:27.996121528</dc:date>
    <meta:editing-duration>PT9H15M8S</meta:editing-duration>
    <meta:editing-cycles>29</meta:editing-cycles>
    <meta:generator>LibreOffice/4.2.7.2$Linux_X86_64 LibreOffice_project/420m0$Build-2</meta:generator>
    <meta:printed-by>Arie van Wijngaarden</meta:printed-by>
    <meta:print-date>2012-10-09T17:47:53</meta:print-date>
    <dc:title>OSGi JEE extender</dc:title>
    <meta:document-statistic meta:table-count="2" meta:image-count="1" meta:object-count="0" meta:page-count="11" meta:paragraph-count="229" meta:word-count="3373" meta:character-count="23116" meta:non-whitespace-character-count="19867"/>
    <meta:user-defined meta:name="Version">0.5</meta:user-defined>
  </office:meta>
</office:document-meta>
</file>